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75in"/>
    </style:style>
    <style:style style:name="co3" style:family="table-column">
      <style:table-column-properties fo:break-before="auto" style:column-width="0.4228in"/>
    </style:style>
    <style:style style:name="co4" style:family="table-column">
      <style:table-column-properties fo:break-before="auto" style:column-width="0.4118in"/>
    </style:style>
    <style:style style:name="co5" style:family="table-column">
      <style:table-column-properties fo:break-before="auto" style:column-width="0.452in"/>
    </style:style>
    <style:style style:name="co6" style:family="table-column">
      <style:table-column-properties fo:break-before="auto" style:column-width="1.8465in"/>
    </style:style>
    <style:style style:name="co7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a6a6"/>
    </style:style>
    <style:style style:name="ce16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dbb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b3cac7"/>
    </style:style>
    <style:style style:name="ce2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ffffd7"/>
    </style:style>
    <style:style style:name="ce29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b7b3c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transparen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b7b3ca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ffa6a6"/>
    </style:style>
    <style:style style:name="ce43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te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number-columns-repeated="22" table:default-cell-style-name="Default"/>
        <table:table-column table:style-name="co4" table:default-cell-style-name="Default"/>
        <table:table-column table:style-name="co4" table:number-columns-repeated="2" table:default-cell-style-name="ce37"/>
        <table:table-column table:style-name="co4" table:default-cell-style-name="ce38"/>
        <table:table-column table:style-name="co4" table:number-columns-repeated="2" table:default-cell-style-name="ce39"/>
        <table:table-column table:style-name="co4" table:default-cell-style-name="ce40"/>
        <table:table-column table:style-name="co4" table:number-columns-repeated="2" table:default-cell-style-name="ce41"/>
        <table:table-column table:style-name="co4" table:default-cell-style-name="ce42"/>
        <table:table-column table:style-name="co4" table:number-columns-repeated="3" table:default-cell-style-name="ce35"/>
        <table:table-column table:style-name="co4" table:number-columns-repeated="3" table:default-cell-style-name="ce43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33" office:value-type="string" calcext:value-type="string">
            <text:p>альфа</text:p>
          </table:table-cell>
          <table:table-cell table:style-name="ce33" office:value-type="string" calcext:value-type="string">
            <text:p>бета</text:p>
          </table:table-cell>
          <table:table-cell table:style-name="ce33" office:value-type="string" calcext:value-type="string">
            <text:p>гамма</text:p>
          </table:table-cell>
          <table:table-cell table:style-name="ce33" office:value-type="string" calcext:value-type="string">
            <text:p>дельта</text:p>
          </table:table-cell>
          <table:table-cell table:style-name="ce33" office:value-type="string" calcext:value-type="string">
            <text:p>эпсилон</text:p>
          </table:table-cell>
          <table:table-cell table:style-name="ce33" office:value-type="string" calcext:value-type="string">
            <text:p>эта</text:p>
          </table:table-cell>
          <table:table-cell table:style-name="ce33" office:value-type="string" calcext:value-type="string">
            <text:p>тета</text:p>
          </table:table-cell>
          <table:table-cell table:style-name="ce33" office:value-type="string" calcext:value-type="string">
            <text:p>йота</text:p>
          </table:table-cell>
          <table:table-cell table:style-name="ce33" office:value-type="string" calcext:value-type="string">
            <text:p>лямбда</text:p>
          </table:table-cell>
          <table:table-cell table:style-name="ce33" office:value-type="string" calcext:value-type="string">
            <text:p>мю</text:p>
          </table:table-cell>
          <table:table-cell table:style-name="ce33" office:value-type="string" calcext:value-type="string">
            <text:p>ню</text:p>
          </table:table-cell>
          <table:table-cell table:style-name="ce33" office:value-type="string" calcext:value-type="string">
            <text:p>кси</text:p>
          </table:table-cell>
          <table:table-cell table:style-name="ce33" office:value-type="string" calcext:value-type="string">
            <text:p>омикрон</text:p>
          </table:table-cell>
          <table:table-cell table:style-name="ce33" office:value-type="string" calcext:value-type="string">
            <text:p>пи</text:p>
          </table:table-cell>
          <table:table-cell table:style-name="ce33" office:value-type="string" calcext:value-type="string">
            <text:p>ро</text:p>
          </table:table-cell>
          <table:table-cell office:value-type="string" calcext:value-type="string">
            <text:p>каппа</text:p>
          </table:table-cell>
          <table:table-cell table:style-name="ce33" office:value-type="string" calcext:value-type="string">
            <text:p>сигма</text:p>
          </table:table-cell>
          <table:table-cell table:style-name="ce33" office:value-type="string" calcext:value-type="string">
            <text:p>тау</text:p>
          </table:table-cell>
          <table:table-cell table:style-name="ce33" office:value-type="string" calcext:value-type="string">
            <text:p>фи</text:p>
          </table:table-cell>
          <table:table-cell table:style-name="ce33" office:value-type="string" calcext:value-type="string">
            <text:p>хи</text:p>
          </table:table-cell>
          <table:table-cell table:style-name="ce33" office:value-type="string" calcext:value-type="string">
            <text:p>пси</text:p>
          </table:table-cell>
          <table:table-cell table:style-name="ce33" office:value-type="string" calcext:value-type="string">
            <text:p>омега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t1s</text:p>
          </table:table-cell>
          <table:table-cell office:value-type="string" calcext:value-type="string">
            <text:p>t1p</text:p>
          </table:table-cell>
          <table:table-cell office:value-type="string" calcext:value-type="string">
            <text:p>t1c</text:p>
          </table:table-cell>
          <table:table-cell office:value-type="string" calcext:value-type="string">
            <text:p>t2s</text:p>
          </table:table-cell>
          <table:table-cell office:value-type="string" calcext:value-type="string">
            <text:p>t2p</text:p>
          </table:table-cell>
          <table:table-cell office:value-type="string" calcext:value-type="string">
            <text:p>t2c</text:p>
          </table:table-cell>
          <table:table-cell office:value-type="string" calcext:value-type="string">
            <text:p>t3s</text:p>
          </table:table-cell>
          <table:table-cell office:value-type="string" calcext:value-type="string">
            <text:p>t3p</text:p>
          </table:table-cell>
          <table:table-cell office:value-type="string" calcext:value-type="string">
            <text:p>t3c</text:p>
          </table:table-cell>
          <table:table-cell office:value-type="string" calcext:value-type="string">
            <text:p>t4s</text:p>
          </table:table-cell>
          <table:table-cell office:value-type="string" calcext:value-type="string">
            <text:p>t4p</text:p>
          </table:table-cell>
          <table:table-cell office:value-type="string" calcext:value-type="string">
            <text:p>t4c</text:p>
          </table:table-cell>
          <table:table-cell office:value-type="string" calcext:value-type="string">
            <text:p>t5s</text:p>
          </table:table-cell>
          <table:table-cell office:value-type="string" calcext:value-type="string">
            <text:p>t5p</text:p>
          </table:table-cell>
          <table:table-cell office:value-type="string" calcext:value-type="string">
            <text:p>t5c</text:p>
          </table:table-cell>
          <table:table-cell/>
          <table:table-cell office:value-type="string" calcext:value-type="string">
            <text:p>tsum</text:p>
          </table:table-cell>
          <table:table-cell office:value-type="string" calcext:value-type="string">
            <text:p>psum</text:p>
          </table:table-cell>
          <table:table-cell office:value-type="string" calcext:value-type="string">
            <text:p>add</text:p>
          </table:table-cell>
          <table:table-cell/>
        </table:table-row>
        <table:table-row table:style-name="ro1">
          <table:table-cell table:style-name="ce33" office:value-type="string" calcext:value-type="string">
            <text:p>омега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2:0 [5]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8"/>
          <table:table-cell office:value-type="string" calcext:value-type="string">
            <text:p>2:0 [3]</text:p>
          </table:table-cell>
          <table:table-cell table:number-columns-repeated="4"/>
          <table:table-cell office:value-type="string" calcext:value-type="string">
            <text:p>2:0 [4]</text:p>
          </table:table-cell>
          <table:table-cell/>
          <table:table-cell office:value-type="string" calcext:value-type="string">
            <text:p>2:0 [2]</text:p>
          </table:table-cell>
          <table:table-cell table:style-name="ce35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чёт до апелляции от омега: 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0.9*[.Y2]+[.Z2]+[.AC2]+[.AF2]+[.AI2]+[.AL2]" office:value-type="float" office:value="11.8" calcext:value-type="float">
            <text:p>11.8</text:p>
          </table:table-cell>
          <table:table-cell table:formula="of:=[.AM2]+[.AJ2]+[.AG2]+[.AD2]+[.AA2]"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3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office:value-type="string" calcext:value-type="string">
            <text:p>2:0 [1]</text:p>
          </table:table-cell>
          <table:table-cell table:style-name="ce36" office:value-type="string" calcext:value-type="string">
            <text:p>0:2 [2]</text:p>
          </table:table-cell>
          <table:table-cell table:number-columns-repeated="2"/>
          <table:table-cell office:value-type="string" calcext:value-type="string">
            <text:p>2:0 [3]</text:p>
          </table:table-cell>
          <table:table-cell table:number-columns-repeated="4"/>
          <table:table-cell office:value-type="string" calcext:value-type="string">
            <text:p>2:0 [4]</text:p>
          </table:table-cell>
          <table:table-cell table:number-columns-repeated="7"/>
          <table:table-cell office:value-type="string" calcext:value-type="string">
            <text:p>2:0 [5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апелляция от фи не удовлетворена</text:p>
          </table:table-cell>
          <table:table-cell/>
          <table:table-cell table:formula="of:=0.9*[.Y3]+[.Z3]+[.AC3]+[.AF3]+[.AI3]+[.AL3]" office:value-type="float" office:value="8" calcext:value-type="float">
            <text:p>8</text:p>
          </table:table-cell>
          <table:table-cell table:formula="of:=[.AM3]+[.AJ3]+[.AG3]+[.AD3]+[.AA3]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3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:0 [2]</text:p>
          </table:table-cell>
          <table:table-cell office:value-type="string" calcext:value-type="string">
            <text:p>0:2 [5]</text:p>
          </table:table-cell>
          <table:table-cell table:style-name="ce35"/>
          <table:table-cell/>
          <table:table-cell office:value-type="string" calcext:value-type="string">
            <text:p>2:0 [3]</text:p>
          </table:table-cell>
          <table:table-cell table:number-columns-repeated="2"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2:0 [4]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0.9*[.Y4]+[.Z4]+[.AC4]+[.AF4]+[.AI4]+[.AL4]" office:value-type="float" office:value="8" calcext:value-type="float">
            <text:p>8</text:p>
          </table:table-cell>
          <table:table-cell table:formula="of:=[.AM4]+[.AJ4]+[.AG4]+[.AD4]+[.AA4]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3" office:value-type="string" calcext:value-type="string">
            <text:p>кси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2:0 [1]</text:p>
          </table:table-cell>
          <table:table-cell table:number-columns-repeated="2"/>
          <table:table-cell office:value-type="string" calcext:value-type="string">
            <text:p>2:0 [5]</text:p>
          </table:table-cell>
          <table:table-cell table:number-columns-repeated="4"/>
          <table:table-cell table:style-name="ce35"/>
          <table:table-cell table:number-columns-repeated="2"/>
          <table:table-cell table:style-name="ce36" office:value-type="string" calcext:value-type="string">
            <text:p>2:0 [2]</text:p>
          </table:table-cell>
          <table:table-cell table:number-columns-repeated="3"/>
          <table:table-cell office:value-type="string" calcext:value-type="string">
            <text:p>0:2 [3]</text:p>
          </table:table-cell>
          <table:table-cell/>
          <table:table-cell office:value-type="string" calcext:value-type="string">
            <text:p>1:1 [4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счёт до апелляции от кси: 6: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0.9*[.Y5]+[.Z5]+[.AC5]+[.AF5]+[.AI5]+[.AL5]" office:value-type="float" office:value="7.9" calcext:value-type="float">
            <text:p>7.9</text:p>
          </table:table-cell>
          <table:table-cell table:formula="of:=[.AM5]+[.AJ5]+[.AG5]+[.AD5]+[.AA5]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33" office:value-type="string" calcext:value-type="string">
            <text:p>сигма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2:0 [4]</text:p>
          </table:table-cell>
          <table:table-cell table:style-name="ce35"/>
          <table:table-cell/>
          <table:table-cell table:style-name="ce36" office:value-type="string" calcext:value-type="string">
            <text:p>0:2 [2]</text:p>
          </table:table-cell>
          <table:table-cell office:value-type="string" calcext:value-type="string">
            <text:p>2:0 [3]</text:p>
          </table:table-cell>
          <table:table-cell office:value-type="string" calcext:value-type="string">
            <text:p>1:1 [5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0.9*[.Y6]+[.Z6]+[.AC6]+[.AF6]+[.AI6]+[.AL6]" office:value-type="float" office:value="7.9" calcext:value-type="float">
            <text:p>7.9</text:p>
          </table:table-cell>
          <table:table-cell table:formula="of:=[.AM6]+[.AJ6]+[.AG6]+[.AD6]+[.AA6]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3" office:value-type="string" calcext:value-type="string">
            <text:p>пи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0:2 [4]</text:p>
          </table:table-cell>
          <table:table-cell table:number-columns-repeated="7"/>
          <table:table-cell office:value-type="string" calcext:value-type="string">
            <text:p>2:0 [1]</text:p>
          </table:table-cell>
          <table:table-cell table:number-columns-repeated="2"/>
          <table:table-cell table:style-name="ce35"/>
          <table:table-cell office:value-type="string" calcext:value-type="string">
            <text:p>2:0 [5]</text:p>
          </table:table-cell>
          <table:table-cell table:number-columns-repeated="4"/>
          <table:table-cell office:value-type="string" calcext:value-type="string">
            <text:p>2:0 [2]</text:p>
          </table:table-cell>
          <table:table-cell/>
          <table:table-cell office:value-type="string" calcext:value-type="string">
            <text:p>0:2 [3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апелляция от хи не удовлеторе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0.9*[.Y7]+[.Z7]+[.AC7]+[.AF7]+[.AI7]+[.AL7]" office:value-type="float" office:value="7.8" calcext:value-type="float">
            <text:p>7.8</text:p>
          </table:table-cell>
          <table:table-cell table:formula="of:=[.AM7]+[.AJ7]+[.AG7]+[.AD7]+[.AA7]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3" office:value-type="string" calcext:value-type="string">
            <text:p>пси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2:0 [3]</text:p>
          </table:table-cell>
          <table:table-cell table:number-columns-repeated="2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1:1 [4]</text:p>
          </table:table-cell>
          <table:table-cell table:number-columns-repeated="4"/>
          <table:table-cell office:value-type="string" calcext:value-type="string">
            <text:p>1:1 [5]</text:p>
          </table:table-cell>
          <table:table-cell table:number-columns-repeated="3"/>
          <table:table-cell table:style-name="ce35"/>
          <table:table-cell office:value-type="string" calcext:value-type="string">
            <text:p>0:2 [2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чёт до апелляции от омега: 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0.9*[.Y8]+[.Z8]+[.AC8]+[.AF8]+[.AI8]+[.AL8]" office:value-type="float" office:value="7.8" calcext:value-type="float">
            <text:p>7.8</text:p>
          </table:table-cell>
          <table:table-cell table:formula="of:=[.AM8]+[.AJ8]+[.AG8]+[.AD8]+[.AA8]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3" office:value-type="string" calcext:value-type="string">
            <text:p>мю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:1 [4]</text:p>
          </table:table-cell>
          <table:table-cell table:number-columns-repeated="4"/>
          <table:table-cell table:style-name="ce36" office:value-type="string" calcext:value-type="string">
            <text:p>1:1 [2]</text:p>
          </table:table-cell>
          <table:table-cell table:style-name="ce35"/>
          <table:table-cell table:number-columns-repeated="5"/>
          <table:table-cell office:value-type="string" calcext:value-type="string">
            <text:p>2:0 [5]</text:p>
          </table:table-cell>
          <table:table-cell office:value-type="string" calcext:value-type="string">
            <text:p>0:2 [1]</text:p>
          </table:table-cell>
          <table:table-cell office:value-type="string" calcext:value-type="string">
            <text:p>2:0 [3]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апелляция от каппа не удовлетворена</text:p>
          </table:table-cell>
          <table:table-cell/>
          <table:table-cell table:formula="of:=0.9*[.Y9]+[.Z9]+[.AC9]+[.AF9]+[.AI9]+[.AL9]" office:value-type="float" office:value="6.9" calcext:value-type="float">
            <text:p>6.9</text:p>
          </table:table-cell>
          <table:table-cell table:formula="of:=[.AM9]+[.AJ9]+[.AG9]+[.AD9]+[.AA9]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3" office:value-type="string" calcext:value-type="string">
            <text:p>фи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2 [5]</text:p>
          </table:table-cell>
          <table:table-cell table:number-columns-repeated="10"/>
          <table:table-cell office:value-type="string" calcext:value-type="string">
            <text:p>2:0 [3]</text:p>
          </table:table-cell>
          <table:table-cell table:number-columns-repeated="4"/>
          <table:table-cell table:style-name="ce36" office:value-type="string" calcext:value-type="string">
            <text:p>2:0 [2]</text:p>
          </table:table-cell>
          <table:table-cell/>
          <table:table-cell table:style-name="ce35"/>
          <table:table-cell office:value-type="string" calcext:value-type="string">
            <text:p>1:1 [1]</text:p>
          </table:table-cell>
          <table:table-cell/>
          <table:table-cell office:value-type="string" calcext:value-type="string">
            <text:p>0:2 [4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пелляция от фи не удовлетворена</text:p>
          </table:table-cell>
          <table:table-cell/>
          <table:table-cell table:formula="of:=0.9*[.Y10]+[.Z10]+[.AC10]+[.AF10]+[.AI10]+[.AL10]" office:value-type="float" office:value="6.8" calcext:value-type="float">
            <text:p>6.8</text:p>
          </table:table-cell>
          <table:table-cell table:formula="of:=[.AM10]+[.AJ10]+[.AG10]+[.AD10]+[.AA10]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3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office:value-type="string" calcext:value-type="string">
            <text:p>2:0 [5]</text:p>
          </table:table-cell>
          <table:table-cell table:style-name="ce36" office:value-type="string" calcext:value-type="string">
            <text:p>0:2 [2]</text:p>
          </table:table-cell>
          <table:table-cell table:style-name="ce35"/>
          <table:table-cell/>
          <table:table-cell office:value-type="string" calcext:value-type="string">
            <text:p>2:0 [4]</text:p>
          </table:table-cell>
          <table:table-cell table:number-columns-repeated="4"/>
          <table:table-cell office:value-type="string" calcext:value-type="string">
            <text:p>2:0 [1]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0.9*[.Y11]+[.Z11]+[.AC11]+[.AF11]+[.AI11]+[.AL11]" office:value-type="float" office:value="6" calcext:value-type="float">
            <text:p>6</text:p>
          </table:table-cell>
          <table:table-cell table:formula="of:=[.AM11]+[.AJ11]+[.AG11]+[.AD11]+[.AA11]"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33" office:value-type="string" calcext:value-type="string">
            <text:p>ню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:2 [4]</text:p>
          </table:table-cell>
          <table:table-cell office:value-type="string" calcext:value-type="string">
            <text:p>2:0 [5]</text:p>
          </table:table-cell>
          <table:table-cell table:number-columns-repeated="4"/>
          <table:table-cell office:value-type="string" calcext:value-type="string">
            <text:p>1:1 [3]</text:p>
          </table:table-cell>
          <table:table-cell table:number-columns-repeated="3"/>
          <table:table-cell table:style-name="ce35"/>
          <table:table-cell table:number-columns-repeated="2"/>
          <table:table-cell office:value-type="string" calcext:value-type="string">
            <text:p>0:2 [1]</text:p>
          </table:table-cell>
          <table:table-cell table:number-columns-repeated="3"/>
          <table:table-cell table:style-name="ce36" office:value-type="string" calcext:value-type="string">
            <text:p>2:0 [2]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0.9*[.Y12]+[.Z12]+[.AC12]+[.AF12]+[.AI12]+[.AL12]" office:value-type="float" office:value="5.9" calcext:value-type="float">
            <text:p>5.9</text:p>
          </table:table-cell>
          <table:table-cell table:formula="of:=[.AM12]+[.AJ12]+[.AG12]+[.AD12]+[.AA12]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3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:0 [4]</text:p>
          </table:table-cell>
          <table:table-cell/>
          <table:table-cell table:style-name="ce35"/>
          <table:table-cell table:number-columns-repeated="3"/>
          <table:table-cell office:value-type="string" calcext:value-type="string">
            <text:p>1:1 [3]</text:p>
          </table:table-cell>
          <table:table-cell office:value-type="string" calcext:value-type="string">
            <text:p>0:2 [5]</text:p>
          </table:table-cell>
          <table:table-cell table:number-columns-repeated="3"/>
          <table:table-cell table:style-name="ce36" office:value-type="string" calcext:value-type="string">
            <text:p>1:1 [2]</text:p>
          </table:table-cell>
          <table:table-cell table:number-columns-repeated="4"/>
          <table:table-cell office:value-type="string" calcext:value-type="string">
            <text:p>0:2 [1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пелляция команды ню на действия судей по решению собственной задачи не удовлетворена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0.9*[.Y13]+[.Z13]+[.AC13]+[.AF13]+[.AI13]+[.AL13]" office:value-type="float" office:value="5.8" calcext:value-type="float">
            <text:p>5.8</text:p>
          </table:table-cell>
          <table:table-cell table:formula="of:=[.AM13]+[.AJ13]+[.AG13]+[.AD13]+[.AA13]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3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/>
          <table:table-cell table:style-name="ce35"/>
          <table:table-cell table:style-name="ce36" office:value-type="string" calcext:value-type="string">
            <text:p>2:0 [2]</text:p>
          </table:table-cell>
          <table:table-cell office:value-type="string" calcext:value-type="string">
            <text:p>0:2 [4]</text:p>
          </table:table-cell>
          <table:table-cell table:number-columns-repeated="12"/>
          <table:table-cell office:value-type="string" calcext:value-type="string">
            <text:p>2:0 [5]</text:p>
          </table:table-cell>
          <table:table-cell/>
          <table:table-cell office:value-type="string" calcext:value-type="string">
            <text:p>0:2 [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0.9*[.Y14]+[.Z14]+[.AC14]+[.AF14]+[.AI14]+[.AL14]" office:value-type="float" office:value="5.8" calcext:value-type="float">
            <text:p>5.8</text:p>
          </table:table-cell>
          <table:table-cell table:formula="of:=[.AM14]+[.AJ14]+[.AG14]+[.AD14]+[.AA14]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6" office:value-type="string" calcext:value-type="string">
            <text:p>1:1 [2]</text:p>
          </table:table-cell>
          <table:table-cell/>
          <table:table-cell office:value-type="string" calcext:value-type="string">
            <text:p>2:0 [1]</text:p>
          </table:table-cell>
          <table:table-cell office:value-type="string" calcext:value-type="string">
            <text:p>0:2 [5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style-name="ce35"/>
          <table:table-cell office:value-type="string" calcext:value-type="string">
            <text:p>0:2 [4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пелляция от каппа не удовлетворена</text:p>
          </table:table-cell>
          <table:table-cell/>
          <table:table-cell table:formula="of:=0.9*[.Y15]+[.Z15]+[.AC15]+[.AF15]+[.AI15]+[.AL15]" office:value-type="float" office:value="5" calcext:value-type="float">
            <text:p>5</text:p>
          </table:table-cell>
          <table:table-cell table:formula="of:=[.AM15]+[.AJ15]+[.AG15]+[.AD15]+[.AA15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3" office:value-type="string" calcext:value-type="string">
            <text:p>ро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:0 [4]</text:p>
          </table:table-cell>
          <table:table-cell table:number-columns-repeated="9"/>
          <table:table-cell table:style-name="ce36" office:value-type="string" calcext:value-type="string">
            <text:p>0:2 [2]</text:p>
          </table:table-cell>
          <table:table-cell/>
          <table:table-cell office:value-type="string" calcext:value-type="string">
            <text:p>0:2 [5]</text:p>
          </table:table-cell>
          <table:table-cell table:style-name="ce35"/>
          <table:table-cell office:value-type="string" calcext:value-type="string">
            <text:p>0:2 [3]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0.9*[.Y16]+[.Z16]+[.AC16]+[.AF16]+[.AI16]+[.AL16]" office:value-type="float" office:value="4.9" calcext:value-type="float">
            <text:p>4.9</text:p>
          </table:table-cell>
          <table:table-cell table:formula="of:=[.AM16]+[.AJ16]+[.AG16]+[.AD16]+[.AA16]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3" office:value-type="string" calcext:value-type="string">
            <text:p>лямбда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:1 [3]</text:p>
          </table:table-cell>
          <table:table-cell table:number-columns-repeated="6"/>
          <table:table-cell table:style-name="ce35"/>
          <table:table-cell table:style-name="ce36" office:value-type="string" calcext:value-type="string">
            <text:p>1:1 [2]</text:p>
          </table:table-cell>
          <table:table-cell table:number-columns-repeated="2"/>
          <table:table-cell office:value-type="string" calcext:value-type="string">
            <text:p>2:0 [5]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3"/>
          <table:table-cell office:value-type="string" calcext:value-type="string">
            <text:p>0:2 [4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чёт до апелляции команды лямбда: 3:2 в пользу беты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0.9*[.Y17]+[.Z17]+[.AC17]+[.AF17]+[.AI17]+[.AL17]" office:value-type="float" office:value="4.9" calcext:value-type="float">
            <text:p>4.9</text:p>
          </table:table-cell>
          <table:table-cell table:formula="of:=[.AM17]+[.AJ17]+[.AG17]+[.AD17]+[.AA17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3" office:value-type="string" calcext:value-type="string">
            <text:p>хи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0:2 [5]</text:p>
          </table:table-cell>
          <table:table-cell table:number-columns-repeated="3"/>
          <table:table-cell office:value-type="string" calcext:value-type="string">
            <text:p>2:0 [4]</text:p>
          </table:table-cell>
          <table:table-cell table:number-columns-repeated="4"/>
          <table:table-cell table:style-name="ce36" office:value-type="string" calcext:value-type="string">
            <text:p>0:2 [2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/>
          <table:table-cell office:value-type="string" calcext:value-type="string">
            <text:p>1:1 [1]</text:p>
          </table:table-cell>
          <table:table-cell table:style-name="ce35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пелляция от хи не удовлеторена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0.9*[.Y18]+[.Z18]+[.AC18]+[.AF18]+[.AI18]+[.AL18]" office:value-type="float" office:value="4.8" calcext:value-type="float">
            <text:p>4.8</text:p>
          </table:table-cell>
          <table:table-cell table:formula="of:=[.AM18]+[.AJ18]+[.AG18]+[.AD18]+[.AA18]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3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5"/>
          <table:table-cell/>
          <table:table-cell office:value-type="string" calcext:value-type="string">
            <text:p>0:2 [5]</text:p>
          </table:table-cell>
          <table:table-cell table:number-columns-repeated="3"/>
          <table:table-cell office:value-type="string" calcext:value-type="string">
            <text:p>1:1 [4]</text:p>
          </table:table-cell>
          <table:table-cell/>
          <table:table-cell office:value-type="string" calcext:value-type="string">
            <text:p>0:2 [1]</text:p>
          </table:table-cell>
          <table:table-cell table:style-name="ce36" office:value-type="string" calcext:value-type="string">
            <text:p>2:0 [2]</text:p>
          </table:table-cell>
          <table:table-cell table:number-columns-repeated="7"/>
          <table:table-cell office:value-type="string" calcext:value-type="string">
            <text:p>0:2 [3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чёт до апелляции от кси: 6: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0.9*[.Y19]+[.Z19]+[.AC19]+[.AF19]+[.AI19]+[.AL19]" office:value-type="float" office:value="3.9" calcext:value-type="float">
            <text:p>3.9</text:p>
          </table:table-cell>
          <table:table-cell table:formula="of:=[.AM19]+[.AJ19]+[.AG19]+[.AD19]+[.AA19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3" office:value-type="string" calcext:value-type="string">
            <text:p>тау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2:0 [5]</text:p>
          </table:table-cell>
          <table:table-cell/>
          <table:table-cell office:value-type="string" calcext:value-type="string">
            <text:p>0:2 [3]</text:p>
          </table:table-cell>
          <table:table-cell table:style-name="ce36" office:value-type="string" calcext:value-type="string">
            <text:p>0:2 [2]</text:p>
          </table:table-cell>
          <table:table-cell/>
          <table:table-cell office:value-type="string" calcext:value-type="string">
            <text:p>1:1 [4]</text:p>
          </table:table-cell>
          <table:table-cell/>
          <table:table-cell office:value-type="string" calcext:value-type="string">
            <text:p>0:2 [1]</text:p>
          </table:table-cell>
          <table:table-cell table:number-columns-repeated="2"/>
          <table:table-cell table:style-name="ce3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0.9*[.Y20]+[.Z20]+[.AC20]+[.AF20]+[.AI20]+[.AL20]" office:value-type="float" office:value="3.9" calcext:value-type="float">
            <text:p>3.9</text:p>
          </table:table-cell>
          <table:table-cell table:formula="of:=[.AM20]+[.AJ20]+[.AG20]+[.AD20]+[.AA2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3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:2 [1]</text:p>
          </table:table-cell>
          <table:table-cell table:style-name="ce35"/>
          <table:table-cell table:number-columns-repeated="5"/>
          <table:table-cell table:style-name="ce36" office:value-type="string" calcext:value-type="string">
            <text:p>2:0 [2]</text:p>
          </table:table-cell>
          <table:table-cell office:value-type="string" calcext:value-type="string">
            <text:p>1:1 [3]</text:p>
          </table:table-cell>
          <table:table-cell/>
          <table:table-cell office:value-type="string" calcext:value-type="string">
            <text:p>0:2 [5]</text:p>
          </table:table-cell>
          <table:table-cell table:number-columns-repeated="3"/>
          <table:table-cell office:value-type="string" calcext:value-type="string">
            <text:p>0:2 [4]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чёт до апелляции команды лямбда: 3:2 в пользу беты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0.9*[.Y21]+[.Z21]+[.AC21]+[.AF21]+[.AI21]+[.AL21]" office:value-type="float" office:value="3" calcext:value-type="float">
            <text:p>3</text:p>
          </table:table-cell>
          <table:table-cell table:formula="of:=[.AM21]+[.AJ21]+[.AG21]+[.AD21]+[.AA21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3" office:value-type="string" calcext:value-type="string">
            <text:p>омикрон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36" office:value-type="string" calcext:value-type="string">
            <text:p>0:2 [2]</text:p>
          </table:table-cell>
          <table:table-cell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1:1 [3]</text:p>
          </table:table-cell>
          <table:table-cell office:value-type="string" calcext:value-type="string">
            <text:p>0:2 [5]</text:p>
          </table:table-cell>
          <table:table-cell table:number-columns-repeated="3"/>
          <table:table-cell table:style-name="ce35"/>
          <table:table-cell table:number-columns-repeated="4"/>
          <table:table-cell office:value-type="string" calcext:value-type="string">
            <text:p>1:1 [4]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0.9*[.Y22]+[.Z22]+[.AC22]+[.AF22]+[.AI22]+[.AL22]" office:value-type="float" office:value="2" calcext:value-type="float">
            <text:p>2</text:p>
          </table:table-cell>
          <table:table-cell table:formula="of:=[.AM22]+[.AJ22]+[.AG22]+[.AD22]+[.AA2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3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/>
          <table:table-cell table:style-name="ce36" office:value-type="string" calcext:value-type="string">
            <text:p>0:2 [2]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0:2 [4]</text:p>
          </table:table-cell>
          <table:table-cell/>
          <table:table-cell table:style-name="ce35"/>
          <table:table-cell table:number-columns-repeated="4"/>
          <table:table-cell office:value-type="string" calcext:value-type="string">
            <text:p>1:1 [3]</text:p>
          </table:table-cell>
          <table:table-cell table:number-columns-repeated="4"/>
          <table:table-cell office:value-type="string" calcext:value-type="string">
            <text:p>0:2 [5]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0.9*[.Y23]+[.Z23]+[.AC23]+[.AF23]+[.AI23]+[.AL23]" office:value-type="float" office:value="1" calcext:value-type="float">
            <text:p>1</text:p>
          </table:table-cell>
          <table:table-cell table:formula="of:=[.AM23]+[.AJ23]+[.AG23]+[.AD23]+[.AA2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52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ombardier" table:style-name="ta1">
        <office:forms form:automatic-focus="false" form:apply-design-mode="false"/>
        <table:table-column table:style-name="co5" table:default-cell-style-name="ce34"/>
        <table:table-column table:style-name="co1" table:default-cell-style-name="Default"/>
        <table:table-column table:style-name="co6" table:default-cell-style-name="Default"/>
        <table:table-column table:style-name="co7" table:default-cell-style-name="ce34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tour</text:p>
          </table:table-cell>
          <table:table-cell table:style-name="ce34" office:value-type="string" calcext:value-type="string">
            <text:p>team</text:p>
          </table:table-cell>
          <table:table-cell table:style-name="ce34" office:value-type="string" calcext:value-type="string">
            <text:p>who</text:p>
          </table:table-cell>
          <table:table-cell office:value-type="string" calcext:value-type="string">
            <text:p>point</text:p>
          </table:table-cell>
          <table:table-cell table:style-name="ce34" office:value-type="string" calcext:value-type="string">
            <text:p>judges</text:p>
          </table:table-cell>
          <table:table-cell table:style-name="ce34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Камиль Гайнутдин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Михаил Любушкин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Степан Берсен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Настя Челышк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Полина Перелеш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Дима Коренько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Алиса Силае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Катя Малин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Настя Турце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Маша Казарин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Андрей Агап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Алексей Ковалев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Александра Таюрская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Ксения Нови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Снежана Россие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Анна Бояндина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Валерия Холод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Андрей Нефедь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Даниил Кондраш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Глеб Весельский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авва Ильющен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аксим Трегубович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Вова Носков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Илья Солнц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Максим Мухамет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Маша Еремеева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Арина Беккер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Амелия Шелован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Ольга Рябин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Вероника Шеховце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игма</text:p>
          </table:table-cell>
          <table:table-cell office:value-type="string" calcext:value-type="string">
            <text:p>Никита Бок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Леонид Расторгу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Аня Проценко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Вика Наговицин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Руслан Баяндин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Михаил Любушкин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удья: Тима Спрыжков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Юрий Колесни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Амелия Шелованова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Илья Иванков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Александра Таюрская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Фёдор Юдин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Матвей Семашко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Анфиса Кашкин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Аня Степано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Вика Петр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аня Якименко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Камиль Гайнутдинов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Степан Берсене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Влад Рог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Леонид Расторгуе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Полина Перелешина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Андрей Кузя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Андрей Агап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Глеб Весельский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Лиза Моисеева: Лев Назаров, омега???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Вова Носков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Илья Солнцев 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Люба Тимофее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Полина Поп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Аня Проценко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Даниил Иваныч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Лев Олехнович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Ксения Нови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Снежана Россие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Макар Никитин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Алиса Силаева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Георгий Лысенко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Тима Бурмистр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Маша Еремеева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Вика Грозин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Лев Олехнович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Макар Никитин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Фёдор Юдин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Анна Боянд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Валерия Холод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Соня Аршук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Настя Турце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Максим Мухамет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Соня Лосинская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Ксения Нови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Леонид Расторгуев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Никита Бо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Руслан Баяндин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Юрий Колесни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Настя Челышкин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Антон Долиденок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Степан Берсенев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аксим Трегубович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си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Глеб Весельский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Георгий Лысенко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Тима Бурмистр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Антон Поддубецкий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Илья Солнц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Вова Носков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Алиса Силаева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Маша Казарин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Аня Степан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Арина Беккер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Аня Проценко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ю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Александра Таюрская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Влад Рог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Степан Берсене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Камиль Гайнутдин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Лев Назар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Антон Поддубецкий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Илья Солнце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Вова Носк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Ксения Новико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Александра Макаро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Даша Серостано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Снежана Россие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Никита Бо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Леонид Расторгуе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Евгений Устин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Тимур Базарин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Иван Данилюк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аксим Трегубович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Глеб Весельский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Полина Перелешина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Настя Челышк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Вова Замбржицкий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Семён Гохфельд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Тима Бурмистр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Георгий Лысенко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Аня Проценко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Катя Ивано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Люба Тимофее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Полина Поп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Маша Полин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Лера Холодкова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Соня Аршук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Анна Бояндин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Фёдор Юдин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Данил Шатохин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Максим Мухамет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Леонид Тит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Михаил Машу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Иван Капля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Макар Никитин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Даниил Кондраш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Виктор Гуляе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Настя Крикун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Маша Еремее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Анна Тихомир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Алиса Силае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Маша Казарин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Ира Масло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Анна Щербак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Люба Тимофее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Аня Проценко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Вика Наговиц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Снежана Россие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Ксения Нови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Анна Боянд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Валерия Холод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Степан Берсенев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Амелия Шелован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Вероника Шеховце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Алексей Ковале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гор Костюнин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Руслан Баяндин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Максим Мухамет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Илья Иван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Леонид Тит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Вика Петр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Данил Шатохин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Фёдор Юдин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Василиса Копеева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Елена Брюхан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Вова Носк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Антон Поддубецкий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Илья Солнце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аксим Трегубович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Глеб Весельский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Тимур Базарин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Леонид Расторгуе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Георгий Лысенко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Тима Бурмистр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Настя Турце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Екатерина Тарлюк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Виктор Гуля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Полина Перелешина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Настя Челышкин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Лев Олехнович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Алиса Силае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Варвара Чумаков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аксим Трегубович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Вова Нос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 table:number-rows-repeated="10483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team.A1:team.AQ1048576" table:display-filter-buttons="true">
          <table:sort>
            <table:sort-by table:field-number="4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5" number:min-decimal-places="5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7:08:20.297777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21:05:09.150893885</meta:creation-date>
    <dc:date>2024-08-05T17:09:15.026259689</dc:date>
    <meta:editing-duration>PT9H9M41S</meta:editing-duration>
    <meta:editing-cycles>163</meta:editing-cycles>
    <meta:generator>LibreOffice/24.2.4.2$Linux_X86_64 LibreOffice_project/420$Build-2</meta:generator>
    <meta:document-statistic meta:table-count="2" meta:cell-count="1287" meta:object-count="0"/>
  </office:meta>
</office:document-meta>
</file>